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ool.applyTo( String xpathSpec ,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ool.applyTo( String xpathSpec , List nod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ool.applyTo( String xpathSpec , Element el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Tool.XPath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